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me at: #teachers do: [:teacherData |<text:line-break/>me unlessFirstPage: [</text:p>
      <text:p text:style-name="Seitenwechsel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2808_1319104196"/><text:span text:style-name="SmalltalkLiteral">me report drawSchoolLogo</text:span><text:bookmark-end text:name="__DdeLink__2808_1319104196"/></text:p>
          </table:table-cell>
          <table:table-cell table:style-name="Tabelle1.B1" office:value-type="string">
            <text:p text:style-name="Semester"><text:bookmark-start text:name="__DdeLink__2804_1319104196"/><text:span text:style-name="SmalltalkValue">me@#period</text:span><text:bookmark-end text:name="__DdeLink__2804_1319104196"/></text:p>
          </table:table-cell>
        </table:table-row>
      </table:table>
      <text:h text:style-name="Heading_20_1" text:outline-level="1">Stundenplan</text:h>
      <text:p text:style-name="Text_20_body"><text:span text:style-name="SmalltalkValue">teacherData@#name</text:span>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Heading">Montag</text:p>
          </table:table-cell>
          <table:table-cell table:style-name="Table2.A1" office:value-type="string">
            <text:p text:style-name="Table_20_Heading">Dienstag</text:p>
          </table:table-cell>
          <table:table-cell table:style-name="Table2.A1" office:value-type="string">
            <text:p text:style-name="Table_20_Heading">Mittwoch</text:p>
          </table:table-cell>
          <table:table-cell table:style-name="Table2.A1" office:value-type="string">
            <text:p text:style-name="Table_20_Heading">Donnerstag</text:p>
          </table:table-cell>
          <table:table-cell table:style-name="Table2.F1" office:value-type="string">
            <text:p text:style-name="Table_20_Heading">Freitag</text:p>
          </table:table-cell>
        </table:table-row>
        <table:table-row>
          <table:table-cell table:style-name="Table2.A2" table:number-columns-spanned="6" office:value-type="string">
            <text:p text:style-name="SmalltalkCode">teacherData at: #lessons do: [:lesson |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Stuplazelle"><text:span text:style-name="SmalltalkValue">lesson@#zeit</text:span></text:p>
          </table:table-cell>
          <table:table-cell table:style-name="Table2.A3" office:value-type="string">
            <text:p text:style-name="Stuplazelle"><text:span text:style-name="SmalltalkValue">lesson@#montag</text:span></text:p>
          </table:table-cell>
          <table:table-cell table:style-name="Table2.A3" office:value-type="string">
            <text:p text:style-name="Stuplazelle"><text:span text:style-name="SmalltalkValue">lesson@#dienstag</text:span></text:p>
          </table:table-cell>
          <table:table-cell table:style-name="Table2.A3" office:value-type="string">
            <text:p text:style-name="Stuplazelle"><text:span text:style-name="SmalltalkValue">lesson@#mittwoch</text:span></text:p>
          </table:table-cell>
          <table:table-cell table:style-name="Table2.A3" office:value-type="string">
            <text:p text:style-name="Stuplazelle"><text:span text:style-name="SmalltalkValue">lesson@#donnerstag</text:span></text:p>
          </table:table-cell>
          <table:table-cell table:style-name="Table2.A2" office:value-type="string">
            <text:p text:style-name="Stuplazelle"><text:span text:style-name="SmalltalkValue">lesson@#freitag</text:span></text:p>
          </table:table-cell>
        </table:table-row>
        <table:table-row>
          <table:table-cell table:style-name="Table2.A2" table:number-columns-spanned="6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</style:style>
    <style:style style:name="Stuplazelle" style:family="paragraph" style:parent-style-name="Table_20_Contents">
      <style:paragraph-properties fo:text-align="center" style:justify-single-word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9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MacOSX_X86_64 LibreOffice_project/07ac168c60a517dba0f0d7bc7540f5afa45f0909</meta:generator>
    <meta:initial-creator>david</meta:initial-creator>
    <meta:creation-date>2007-06-15T00:05:44</meta:creation-date>
    <dc:date>2017-01-27T16:13:25.175571000</dc:date>
    <dc:language>en-AU</dc:language>
    <meta:editing-cycles>46</meta:editing-cycles>
    <meta:editing-duration>PT9H57M45S</meta:editing-duration>
    <dc:creator>Andreas Brodbeck</dc:creator>
    <meta:document-statistic meta:table-count="2" meta:image-count="0" meta:object-count="0" meta:page-count="2" meta:paragraph-count="20" meta:word-count="35" meta:character-count="292" meta:non-whitespace-character-count="277"/>
    <meta:user-defined meta:name="Info 1"/>
    <meta:user-defined meta:name="Info 2"/>
    <meta:user-defined meta:name="Info 3"/>
    <meta:user-defined meta:name="Info 4"/>
  </office:meta>
</office:document-meta>
</file>